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style="italic" style:text-underline-style="none" fo:font-weight="bold" officeooo:rsid="000790ec" officeooo:paragraph-rsid="000c872b" style:font-size-asian="12pt" style:font-style-asian="italic" style:font-weight-asian="bold" style:font-size-complex="12pt" style:font-style-complex="italic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1d5d51" officeooo:paragraph-rsid="000c872b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officeooo:rsid="000c872b" officeooo:paragraph-rsid="000c872b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normal" officeooo:rsid="000c872b" officeooo:paragraph-rsid="000c872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3pt" fo:font-style="italic" style:text-underline-style="solid" style:text-underline-width="auto" style:text-underline-color="font-color" fo:font-weight="bold" officeooo:rsid="000790ec" officeooo:paragraph-rsid="000c872b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3pt" fo:font-style="italic" style:text-underline-style="solid" style:text-underline-width="auto" style:text-underline-color="font-color" fo:font-weight="bold" officeooo:rsid="000c872b" officeooo:paragraph-rsid="000c872b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3pt" fo:font-style="normal" style:text-underline-style="none" fo:font-weight="bold" officeooo:rsid="000c872b" officeooo:paragraph-rsid="000c872b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style:text-underline-style="none" fo:font-weight="normal" officeooo:rsid="000c872b" officeooo:paragraph-rsid="000c872b" style:font-weight-asian="normal" style:font-weight-complex="normal"/>
    </style:style>
    <style:style style:name="T1" style:family="text">
      <style:text-properties fo:color="#ce181e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0% 100%" fo:font-style="normal" fo:font-weight="normal" officeooo:rsid="002a1e51" style:font-style-asian="normal" style:font-weight-asian="normal" style:font-style-complex="normal" style:font-weight-complex="normal"/>
    </style:style>
    <style:style style:name="T3" style:family="text">
      <style:text-properties style:text-position="0% 100%" fo:font-style="normal" style:text-underline-style="solid" style:text-underline-width="auto" style:text-underline-color="font-color" fo:font-weight="normal" officeooo:rsid="002a1e51" style:font-style-asian="normal" style:font-weight-asian="normal" style:font-style-complex="normal" style:font-weight-complex="normal"/>
    </style:style>
    <style:style style:name="T4" style:family="text">
      <style:text-properties officeooo:rsid="000790ec"/>
    </style:style>
    <style:style style:name="T5" style:family="text">
      <style:text-properties officeooo:rsid="000c87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5">Computer Architecture – Microprogrammed Control</text:span></text:p>
      <text:p text:style-name="P3">Simulation Results</text:p>
      <text:p text:style-name="P3"/>
      <text:p text:style-name="P8">Brandon Dooley (#16327446)</text:p>
      <text:p text:style-name="P3"/>
      <text:p text:style-name="P4"/>
      <text:p text:style-name="P2"/>
      <text:p text:style-name="P6">Register File</text:p>
      <text:p text:style-name="P6"/>
      <text:p text:style-name="P7">1. Reg16 (Data Register)</text:p>
      <text:p text:style-name="P5"/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1T12:58:58.172184930</meta:creation-date>
    <dc:date>2018-04-11T13:02:49.804088705</dc:date>
    <meta:editing-duration>PT3M52S</meta:editing-duration>
    <meta:editing-cycles>1</meta:editing-cycles>
    <meta:document-statistic meta:table-count="0" meta:image-count="0" meta:object-count="0" meta:page-count="1" meta:paragraph-count="5" meta:word-count="15" meta:character-count="128" meta:non-whitespace-character-count="117"/>
    <meta:generator>LibreOffice/5.4.6.2$Linux_X86_64 LibreOffice_project/40m0$Build-2</meta:generator>
  </office:meta>
</office:document-meta>
</file>